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fill-color="#729fcf" draw:textarea-horizontal-align="justify" draw:textarea-vertical-align="middle" draw:auto-grow-height="fals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9.30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6.924cm" svg:height="19.304cm" svg:x="0.508cm" svg:y="0.762cm" presentation:class="subtitle" presentation:user-transformed="true">
          <draw:text-box>
            <text:p>Batch scheduler</text:p>
            <text:p/>
            <text:p text:style-name="P1"><text:span text:style-name="T1"><text:s text:c="35"/></text:span><text:span text:style-name="T1">ssh <text:s text:c="41"/></text:span></text:p>
            <text:p/>
            <text:p text:style-name="P1"><text:span text:style-name="T1"><text:s/></text:span><text:span text:style-name="T1">OS <text:s text:c="16"/>PM <text:s text:c="4"/>bash <text:s text:c="53"/></text:span><text:span text:style-name="T2">iPM</text:span><text:span text:style-name="T1"> <text:s/></text:span></text:p>
            <text:p text:style-name="P1"><text:span text:style-name="T1"><text:s/></text:span><text:span text:style-name="T1">RM <text:s text:c="26"/>script</text:span></text:p>
            <text:p/>
            <text:p/>
            <text:p/>
            <text:p/>
            <text:p/>
            <text:p/>
          </draw:text-box>
        </draw:frame>
        <draw:custom-shape draw:style-name="gr1" draw:text-style-name="P2" draw:layer="layout" svg:width="26.416cm" svg:height="2.286cm" svg:x="0.762cm" svg:y="2.79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112cm" svg:y1="5.08cm" svg:x2="7.112cm" svg:y2="7.874cm">
          <text:p/>
        </draw:line>
        <draw:custom-shape draw:style-name="gr1" draw:text-style-name="P2" draw:layer="layout" svg:width="4.572cm" svg:height="3.048cm" svg:x="4.826cm" svg:y="7.8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4.826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6.126cm" svg:y="11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62cm" svg:height="0.762cm" svg:x="7.426cm" svg:y="11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62cm" svg:height="0.762cm" svg:x="8.626cm" svg:y="11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.4cm" svg:y1="5.08cm" svg:x2="1.4cm" svg:y2="8.128cm">
          <text:p/>
        </draw:line>
        <draw:custom-shape draw:style-name="gr1" draw:text-style-name="P2" draw:layer="layout" svg:width="2.794cm" svg:height="2.794cm" svg:x="0.508cm" svg:y="8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414cm" svg:height="3.048cm" svg:x="14.986cm" svg:y="7.8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5.026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6.426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7.926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9.526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1.126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2.826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4.426cm" svg:y="12.17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24cm" svg:y1="10.922cm" svg:x2="15.24cm" svg:y2="12.176cm">
          <text:p/>
        </draw:line>
        <draw:line draw:style-name="gr2" draw:text-style-name="P2" draw:layer="layout" svg:x1="16.74cm" svg:y1="10.922cm" svg:x2="16.74cm" svg:y2="12.176cm">
          <text:p/>
        </draw:line>
        <draw:line draw:style-name="gr2" draw:text-style-name="P2" draw:layer="layout" svg:x1="18.34cm" svg:y1="10.922cm" svg:x2="18.34cm" svg:y2="12.176cm">
          <text:p/>
        </draw:line>
        <draw:line draw:style-name="gr2" draw:text-style-name="P2" draw:layer="layout" svg:x1="19.94cm" svg:y1="10.922cm" svg:x2="19.94cm" svg:y2="12.176cm">
          <text:p/>
        </draw:line>
        <draw:line draw:style-name="gr2" draw:text-style-name="P2" draw:layer="layout" svg:x1="21.44cm" svg:y1="10.922cm" svg:x2="21.44cm" svg:y2="12.176cm">
          <text:p/>
        </draw:line>
        <draw:line draw:style-name="gr2" draw:text-style-name="P2" draw:layer="layout" svg:x1="23.14cm" svg:y1="10.922cm" svg:x2="23.14cm" svg:y2="12.176cm">
          <text:p/>
        </draw:line>
        <draw:line draw:style-name="gr2" draw:text-style-name="P2" draw:layer="layout" svg:x1="24.84cm" svg:y1="10.922cm" svg:x2="24.84cm" svg:y2="12.176cm">
          <text:p/>
        </draw:line>
        <draw:line draw:style-name="gr2" draw:text-style-name="P2" draw:layer="layout" svg:x1="16.51cm" svg:y1="5.08cm" svg:x2="16.51cm" svg:y2="7.874cm">
          <text:p/>
        </draw:line>
        <draw:line draw:style-name="gr2" draw:text-style-name="P2" draw:layer="layout" svg:x1="16.51cm" svg:y1="7.874cm" svg:x2="16.51cm" svg:y2="5.08cm">
          <text:p/>
        </draw:line>
        <draw:connector draw:style-name="gr2" draw:text-style-name="P2" draw:layer="layout" draw:type="curve" draw:line-skew="0.545cm" svg:x1="25.446cm" svg:y1="9.199cm" svg:x2="26.634cm" svg:y2="5.093cm" svg:d="M25446 9199c2094 0 1500-4106 1188-4106" svg:viewBox="0 0 1512 4107">
          <text:p/>
        </draw:connector>
        <draw:line draw:style-name="gr2" draw:text-style-name="P2" draw:layer="layout" svg:x1="1.4cm" svg:y1="8.128cm" svg:x2="1.4cm" svg:y2="5.08cm">
          <text:p/>
        </draw:line>
        <draw:line draw:style-name="gr2" draw:text-style-name="P2" draw:layer="layout" svg:x1="10.668cm" svg:y1="1.778cm" svg:x2="10.668cm" svg:y2="2.794cm">
          <text:p/>
        </draw:line>
        <draw:line draw:style-name="gr2" draw:text-style-name="P2" draw:layer="layout" svg:x1="17.168cm" svg:y1="1.778cm" svg:x2="17.168cm" svg:y2="2.794cm">
          <text:p/>
        </draw:line>
        <draw:custom-shape draw:style-name="gr3" draw:text-style-name="P2" draw:layer="layout" svg:width="4.064cm" svg:height="1.27cm" svg:x="8.382cm" svg:y="0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572cm" svg:height="1.27cm" svg:x="15.24cm" svg:y="0.50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318cm" svg:height="0.729cm" svg:x="8.382cm" svg:y="0.762cm">
          <draw:text-box>
            <text:p text:style-name="P3"><text:span text:style-name="T3">Legacy Queue </text:span></text:p>
          </draw:text-box>
        </draw:frame>
        <draw:frame draw:style-name="gr5" draw:text-style-name="P3" draw:layer="layout" svg:width="5.08cm" svg:height="0.762cm" svg:x="14.986cm" svg:y="0.762cm">
          <draw:text-box>
            <text:p text:style-name="P3"><text:span text:style-name="T3">Invasive Queu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9T23:02:15.228659025</meta:creation-date>
    <dc:date>2015-04-20T13:33:06.023708034</dc:date>
    <meta:editing-duration>PT14H22M49S</meta:editing-duration>
    <meta:editing-cycles>23</meta:editing-cycles>
    <meta:generator>LibreOffice/4.2.7.2$Linux_X86_64 LibreOffice_project/420m0$Build-2</meta:generator>
    <meta:document-statistic meta:object-count="58"/>
  </office:meta>
</office:document-meta>
</file>